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ato" svg:font-family="Lato, Helvetica, sans-serif"/>
    <style:font-face style:name="Menlo" svg:font-family="Menlo, Monaco, Consolas, 'Courier New', monospace"/>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left" fo:background-color="#1b1c1e">
        <style:background-image/>
      </style:table-properties>
    </style:style>
    <style:style style:name="Table1.A" style:family="table-column">
      <style:table-column-properties style:column-width="3.995cm"/>
    </style:style>
    <style:style style:name="Table1.B" style:family="table-column">
      <style:table-column-properties style:column-width="13.005cm"/>
    </style:style>
    <style:style style:name="Table1.1" style:family="table-row">
      <style:table-row-properties fo:background-color="#1b1c1e">
        <style:background-image/>
      </style:table-row-properties>
    </style:style>
    <style:style style:name="Table1.A1" style:family="table-cell">
      <style:table-cell-properties style:vertical-align="middle" fo:padding-left="0cm" fo:padding-right="0.132cm" fo:padding-top="0.132cm" fo:padding-bottom="0.132cm" fo:border-left="none" fo:border-right="0.5pt solid #000000" fo:border-top="0.5pt solid #000000" fo:border-bottom="0.5pt solid #000000"/>
    </style:style>
    <style:style style:name="Table1.B12" style:family="table-cell">
      <style:table-cell-properties style:vertical-align="middle" fo:padding="0.132cm" fo:border="0.05pt solid #3e3e3e"/>
    </style:style>
    <style:style style:name="Table2" style:family="table">
      <style:table-properties style:width="17cm" table:align="left" fo:background-color="transparent">
        <style:background-image/>
      </style:table-properties>
    </style:style>
    <style:style style:name="Table2.A" style:family="table-column">
      <style:table-column-properties style:column-width="3.829cm"/>
    </style:style>
    <style:style style:name="Table2.B" style:family="table-column">
      <style:table-column-properties style:column-width="13.171cm"/>
    </style:style>
    <style:style style:name="Table2.1" style:family="table-row">
      <style:table-row-properties fo:background-color="#1b1c1e">
        <style:background-image/>
      </style:table-row-properties>
    </style:style>
    <style:style style:name="Table2.A1" style:family="table-cell">
      <style:table-cell-properties style:vertical-align="middle" fo:padding-left="0cm" fo:padding-right="0.132cm" fo:padding-top="0.132cm" fo:padding-bottom="0.132cm" fo:border-left="none" fo:border-right="0.5pt solid #000000" fo:border-top="0.5pt solid #000000" fo:border-bottom="0.5pt solid #000000"/>
    </style:style>
    <style:style style:name="Table2.B15" style:family="table-cell">
      <style:table-cell-properties style:vertical-align="middle" fo:padding="0.132cm" fo:border="0.05pt solid #3e3e3e"/>
    </style:style>
    <style:style style:name="P1"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orphans="2" fo:widows="2" fo:text-indent="0cm" style:auto-text-indent="false" fo:background-color="#272822" fo:padding-left="0cm" fo:padding-right="0cm" fo:padding-top="0.049cm" fo:padding-bottom="0.049cm" fo:border-left="none" fo:border-right="none" fo:border-top="0.74pt solid #cccccc" fo:border-bottom="0.74pt solid #cccccc"/>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ffffff" fo:letter-spacing="normal"/>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ato"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color="#000000" style:font-name="Arial"/>
    </style:style>
    <style:style style:name="P5" style:family="paragraph" style:parent-style-name="Text_20_body">
      <style:paragraph-properties fo:margin-left="0cm" fo:margin-right="0cm" fo:orphans="2" fo:widows="2" fo:text-indent="0cm" style:auto-text-indent="false" fo:break-before="page"/>
      <style:text-properties fo:color="#000000" style:font-name="Arial"/>
    </style:style>
    <style:style style:name="P6" style:family="paragraph" style:parent-style-name="Preformatted_20_Text">
      <loext:graphic-properties draw:fill="solid" draw:fill-color="#272822" draw:opacity="100%"/>
      <style:paragraph-properties fo:margin-top="0cm" fo:margin-bottom="0cm" loext:contextual-spacing="false" fo:line-height="150%" fo:text-align="start" style:justify-single-word="false" fo:orphans="2" fo:widows="2" fo:background-color="#272822" fo:padding-left="0cm" fo:padding-right="0cm" fo:padding-top="0.049cm" fo:padding-bottom="0.049cm" fo:border-left="none" fo:border-right="none" fo:border-top="0.74pt solid #cccccc" fo:border-bottom="0.74pt solid #cccccc"/>
    </style:style>
    <style:style style:name="P7" style:family="paragraph" style:parent-style-name="Standard">
      <style:text-properties style:font-name="Courier New"/>
    </style:style>
    <style:style style:name="P8" style:family="paragraph" style:parent-style-name="Standard">
      <style:text-properties officeooo:paragraph-rsid="001c82f1"/>
    </style:style>
    <style:style style:name="P9" style:family="paragraph" style:parent-style-name="Standard">
      <style:text-properties style:font-name="Liberation Serif" officeooo:paragraph-rsid="002ab624"/>
    </style:style>
    <style:style style:name="P10" style:family="paragraph" style:parent-style-name="Standard">
      <style:text-properties style:font-name="Liberation Serif" officeooo:rsid="002d03ac" officeooo:paragraph-rsid="002d03ac"/>
    </style:style>
    <style:style style:name="P11" style:family="paragraph" style:parent-style-name="Table_20_Contents">
      <style:paragraph-properties fo:margin-left="0.132cm" fo:margin-right="0cm" fo:margin-top="0cm" fo:margin-bottom="0cm" loext:contextual-spacing="false" fo:text-indent="0cm" style:auto-text-indent="false"/>
    </style:style>
    <style:style style:name="P12" style:family="paragraph" style:parent-style-name="Table_20_Contents">
      <style:paragraph-properties fo:margin-left="0.132cm" fo:margin-right="0cm" fo:margin-top="0cm" fo:margin-bottom="0cm" loext:contextual-spacing="false" fo:text-indent="0cm" style:auto-text-indent="false"/>
      <style:text-properties style:font-name="Lato" fo:font-weight="normal"/>
    </style:style>
    <style:style style:name="P13" style:family="paragraph" style:parent-style-name="Table_20_Contents">
      <style:paragraph-properties fo:margin-left="0.132cm" fo:margin-right="0.132cm" fo:margin-top="0cm" fo:margin-bottom="0cm" loext:contextual-spacing="false" fo:text-indent="0cm" style:auto-text-indent="false"/>
    </style:style>
    <style:style style:name="P14" style:family="paragraph" style:parent-style-name="Text_20_body">
      <style:paragraph-properties fo:margin-left="0.132cm" fo:margin-right="0.132cm" fo:margin-top="0cm" fo:margin-bottom="0cm" loext:contextual-spacing="false" fo:orphans="2" fo:widows="2" fo:text-indent="0cm" style:auto-text-indent="false"/>
    </style:style>
    <style:style style:name="P15" style:family="paragraph" style:parent-style-name="Text_20_body">
      <style:text-properties officeooo:paragraph-rsid="0015697b"/>
    </style:style>
    <style:style style:name="P16" style:family="paragraph" style:parent-style-name="Text_20_body">
      <style:text-properties fo:font-variant="normal" fo:text-transform="none" fo:color="#000000" style:font-name="Arial" fo:letter-spacing="normal" fo:font-style="normal" fo:font-weight="normal" officeooo:paragraph-rsid="0015697b"/>
    </style:style>
    <style:style style:name="P17" style:family="paragraph" style:parent-style-name="Text_20_body">
      <style:text-properties fo:color="#000000" style:font-name="Arial" officeooo:paragraph-rsid="0015697b"/>
    </style:style>
    <style:style style:name="P18" style:family="paragraph" style:parent-style-name="Text_20_body">
      <style:text-properties officeooo:paragraph-rsid="001c82f1"/>
    </style:style>
    <style:style style:name="P19" style:family="paragraph" style:parent-style-name="Text_20_body">
      <style:text-properties officeooo:paragraph-rsid="00260a6f"/>
    </style:style>
    <style:style style:name="P20" style:family="paragraph" style:parent-style-name="Text_20_body">
      <style:text-properties officeooo:paragraph-rsid="002ab624"/>
    </style:style>
    <style:style style:name="P21" style:family="paragraph" style:parent-style-name="Text_20_body">
      <style:text-properties style:font-name="Liberation Serif" officeooo:paragraph-rsid="002ab624"/>
    </style:style>
    <style:style style:name="P22" style:family="paragraph" style:parent-style-name="Text_20_body">
      <style:text-properties style:font-name="Liberation Serif" officeooo:rsid="002d03ac" officeooo:paragraph-rsid="002d03ac"/>
    </style:style>
    <style:style style:name="P23" style:family="paragraph" style:parent-style-name="Text_20_body">
      <style:text-properties style:font-name="Liberation Serif" officeooo:rsid="00339f45" officeooo:paragraph-rsid="00339f45"/>
    </style:style>
    <style:style style:name="P24" style:family="paragraph" style:parent-style-name="Text_20_body">
      <style:paragraph-properties fo:break-before="page"/>
      <style:text-properties style:font-name="Liberation Serif" officeooo:rsid="002d03ac" officeooo:paragraph-rsid="002d03ac"/>
    </style:style>
    <style:style style:name="P25" style:family="paragraph" style:parent-style-name="Preformatted_20_Text">
      <style:text-properties officeooo:paragraph-rsid="001c82f1"/>
    </style:style>
    <style:style style:name="P26" style:family="paragraph" style:parent-style-name="Preformatted_20_Text">
      <style:text-properties style:font-name="Liberation Serif" officeooo:rsid="002d03ac" officeooo:paragraph-rsid="002d03ac"/>
    </style:style>
    <style:style style:name="P27" style:family="paragraph" style:parent-style-name="Preformatted_20_Text">
      <style:paragraph-properties fo:margin-top="0cm" fo:margin-bottom="0.499cm" loext:contextual-spacing="false"/>
    </style:style>
    <style:style style:name="P28" style:family="paragraph" style:parent-style-name="Standard">
      <style:text-properties officeooo:paragraph-rsid="00350659"/>
    </style:style>
    <style:style style:name="P29" style:family="paragraph" style:parent-style-name="Standard">
      <style:text-properties officeooo:paragraph-rsid="0045ba33"/>
    </style:style>
    <style:style style:name="P30" style:family="paragraph" style:parent-style-name="Standard">
      <style:text-properties officeooo:paragraph-rsid="004c7ea5"/>
    </style:style>
    <style:style style:name="P31" style:family="paragraph" style:parent-style-name="Heading_20_4">
      <style:text-properties officeooo:paragraph-rsid="00350659"/>
    </style:style>
    <style:style style:name="P32" style:family="paragraph" style:parent-style-name="Heading_20_2">
      <style:paragraph-properties fo:break-before="page"/>
      <style:text-properties officeooo:rsid="0015697b" officeooo:paragraph-rsid="0015697b"/>
    </style:style>
    <style:style style:name="P33" style:family="paragraph" style:parent-style-name="Heading_20_2">
      <style:paragraph-properties fo:break-before="page"/>
      <style:text-properties officeooo:rsid="001c82f1" officeooo:paragraph-rsid="001c82f1"/>
    </style:style>
    <style:style style:name="P34" style:family="paragraph" style:parent-style-name="Heading_20_2">
      <style:paragraph-properties fo:break-before="page"/>
      <style:text-properties officeooo:paragraph-rsid="002ab624"/>
    </style:style>
    <style:style style:name="P35" style:family="paragraph" style:parent-style-name="Heading_20_2">
      <style:paragraph-properties fo:break-before="page"/>
      <style:text-properties officeooo:rsid="00350659" officeooo:paragraph-rsid="00350659"/>
    </style:style>
    <style:style style:name="P36" style:family="paragraph" style:parent-style-name="Heading_20_3">
      <style:paragraph-properties fo:break-before="page"/>
      <style:text-properties officeooo:rsid="0045ba33" officeooo:paragraph-rsid="0045ba33"/>
    </style:style>
    <style:style style:name="P37" style:family="paragraph" style:parent-style-name="Heading_20_3">
      <style:paragraph-properties fo:break-before="page"/>
      <style:text-properties officeooo:rsid="004c7ea5" officeooo:paragraph-rsid="004c7ea5"/>
    </style:style>
    <style:style style:name="P38" style:family="paragraph" style:parent-style-name="Preformatted_20_Text">
      <style:text-properties officeooo:paragraph-rsid="003d81b6"/>
    </style:style>
    <style:style style:name="P39" style:family="paragraph" style:parent-style-name="Preformatted_20_Text">
      <style:text-properties officeooo:paragraph-rsid="00456648"/>
    </style:style>
    <style:style style:name="P40" style:family="paragraph" style:parent-style-name="Preformatted_20_Text">
      <style:paragraph-properties fo:margin-top="0cm" fo:margin-bottom="0.499cm" loext:contextual-spacing="false"/>
    </style:style>
    <style:style style:name="P41" style:family="paragraph" style:parent-style-name="Preformatted_20_Text">
      <style:paragraph-properties fo:margin-top="0cm" fo:margin-bottom="0.499cm" loext:contextual-spacing="false"/>
      <style:text-properties officeooo:paragraph-rsid="003d81b6"/>
    </style:style>
    <style:style style:name="P42" style:family="paragraph" style:parent-style-name="Preformatted_20_Text">
      <style:paragraph-properties fo:margin-top="0cm" fo:margin-bottom="0.499cm" loext:contextual-spacing="false"/>
      <style:text-properties officeooo:paragraph-rsid="00482c41"/>
    </style:style>
    <style:style style:name="P43" style:family="paragraph" style:parent-style-name="Preformatted_20_Text">
      <style:paragraph-properties fo:margin-top="0cm" fo:margin-bottom="0.499cm" loext:contextual-spacing="false"/>
      <style:text-properties officeooo:paragraph-rsid="0050800a"/>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text-properties officeooo:paragraph-rsid="00350659"/>
    </style:style>
    <style:style style:name="P47" style:family="paragraph" style:parent-style-name="Text_20_body">
      <style:text-properties officeooo:rsid="00427307" officeooo:paragraph-rsid="00427307"/>
    </style:style>
    <style:style style:name="P48" style:family="paragraph" style:parent-style-name="Text_20_body">
      <style:text-properties officeooo:paragraph-rsid="0045ba33"/>
    </style:style>
    <style:style style:name="P49" style:family="paragraph" style:parent-style-name="Text_20_body">
      <style:text-properties officeooo:paragraph-rsid="004c7ea5"/>
    </style:style>
    <style:style style:name="P50" style:family="paragraph" style:parent-style-name="Text_20_body" style:list-style-name="L1">
      <style:paragraph-properties fo:margin-top="0cm" fo:margin-bottom="0cm" loext:contextual-spacing="false"/>
    </style:style>
    <style:style style:name="P51" style:family="paragraph" style:parent-style-name="Text_20_body" style:list-style-name="L2">
      <style:paragraph-properties fo:margin-top="0cm" fo:margin-bottom="0cm" loext:contextual-spacing="false"/>
    </style:style>
    <style:style style:name="T1" style:family="text">
      <style:text-properties style:font-name="Courier New"/>
    </style:style>
    <style:style style:name="T2" style:family="text">
      <style:text-properties fo:font-variant="normal" fo:text-transform="none" fo:color="#ffffff" style:font-name="Arial" fo:font-size="10.5pt" fo:letter-spacing="normal" fo:font-style="normal" fo:font-weight="normal" fo:background-color="#333333" loext:char-shading-value="0" loext:padding-left="0.132cm" loext:padding-right="0.132cm" loext:padding-top="0.053cm" loext:padding-bottom="0.053cm" loext:border="0.06pt solid #cccccc"/>
    </style:style>
    <style:style style:name="T3" style:family="text">
      <style:text-properties fo:font-variant="normal" fo:text-transform="none" fo:color="#ffffff" style:font-name="Menlo" fo:font-size="10.5pt" fo:letter-spacing="normal" fo:font-style="normal" fo:font-weight="normal" fo:background-color="#333333" loext:char-shading-value="0" loext:padding-left="0.132cm" loext:padding-right="0.132cm" loext:padding-top="0.053cm" loext:padding-bottom="0.053cm" loext:border="0.06pt solid #cccccc"/>
    </style:style>
    <style:style style:name="T4" style:family="text">
      <style:text-properties fo:font-variant="normal" fo:text-transform="none" fo:font-size="12pt" fo:letter-spacing="normal" fo:font-style="normal" fo:font-weight="normal"/>
    </style:style>
    <style:style style:name="T5" style:family="text">
      <style:text-properties fo:font-variant="normal" fo:text-transform="none" fo:font-size="12pt" fo:letter-spacing="normal" fo:font-style="normal" fo:font-weight="normal" officeooo:rsid="000a9101"/>
    </style:style>
    <style:style style:name="T6" style:family="text">
      <style:text-properties fo:font-variant="normal" fo:text-transform="none" fo:font-size="12pt" fo:letter-spacing="normal" fo:font-style="normal" fo:font-weight="normal" officeooo:rsid="000c4971"/>
    </style:style>
    <style:style style:name="T7" style:family="text">
      <style:text-properties fo:font-variant="normal" fo:text-transform="none" fo:font-size="12pt" fo:letter-spacing="normal" fo:font-style="normal" fo:font-weight="normal" officeooo:rsid="000ebc59"/>
    </style:style>
    <style:style style:name="T8" style:family="text">
      <style:text-properties fo:font-variant="normal" fo:text-transform="none" fo:font-size="12pt" fo:letter-spacing="normal" fo:font-style="normal" fo:font-weight="bold"/>
    </style:style>
    <style:style style:name="T9" style:family="text">
      <style:text-properties fo:font-variant="normal" fo:text-transform="none" fo:letter-spacing="normal"/>
    </style:style>
    <style:style style:name="T10" style:family="text">
      <style:text-properties fo:font-variant="normal" fo:text-transform="none" style:font-name="Lato" fo:letter-spacing="normal" fo:font-style="normal" fo:font-weight="normal"/>
    </style:style>
    <style:style style:name="T11" style:family="text">
      <style:text-properties fo:font-variant="normal" fo:text-transform="none" fo:color="#000000" style:font-name="Lato" fo:letter-spacing="normal" fo:font-style="normal" fo:font-weight="normal"/>
    </style:style>
    <style:style style:name="T12" style:family="text">
      <style:text-properties fo:font-variant="normal" fo:text-transform="none" fo:color="#000000" style:font-name="Arial" fo:letter-spacing="normal" fo:font-style="normal" fo:font-weight="normal"/>
    </style:style>
    <style:style style:name="T13" style:family="text">
      <style:text-properties fo:font-variant="normal" fo:text-transform="none" fo:color="#f8f8f2" style:font-name="Consolas" fo:font-size="9pt" fo:letter-spacing="normal" fo:font-style="normal" fo:font-weight="normal" fo:background-color="transparent" loext:char-shading-value="0" loext:padding="0cm" loext:border="none"/>
    </style:style>
    <style:style style:name="T14" style:family="text">
      <style:text-properties style:font-name="Lato" fo:font-weight="bold"/>
    </style:style>
    <style:style style:name="T15" style:family="text">
      <style:text-properties fo:color="#45b29d" style:font-name="Menlo" fo:font-size="10.5pt" fo:font-weight="normal" fo:background-color="#333333" loext:char-shading-value="0" loext:padding-left="0.132cm" loext:padding-right="0.132cm" loext:padding-top="0.053cm" loext:padding-bottom="0.053cm" loext:border="0.06pt solid #cccccc"/>
    </style:style>
    <style:style style:name="T16" style:family="text">
      <style:text-properties style:font-name="Liberation Serif"/>
    </style:style>
    <style:style style:name="T17" style:family="text">
      <style:text-properties style:font-name="Liberation Serif" officeooo:rsid="0020f4f7"/>
    </style:style>
    <style:style style:name="T18" style:family="text">
      <style:text-properties style:font-name="Liberation Serif" officeooo:rsid="00260a6f"/>
    </style:style>
    <style:style style:name="T19" style:family="text">
      <style:text-properties style:font-name="Liberation Serif" fo:font-weight="bold" officeooo:rsid="00260a6f" style:font-weight-asian="bold" style:font-weight-complex="bold"/>
    </style:style>
    <style:style style:name="T20" style:family="text">
      <style:text-properties style:font-name="Liberation Serif" officeooo:rsid="002ab624"/>
    </style:style>
    <style:style style:name="T21" style:family="text">
      <style:text-properties officeooo:rsid="00260a6f"/>
    </style:style>
    <style:style style:name="T22" style:family="text">
      <style:text-properties style:text-position="-33% 80%"/>
    </style:style>
    <style:style style:name="T23" style:family="text">
      <style:text-properties fo:background-color="#ffff00" loext:char-shading-value="0"/>
    </style:style>
    <style:style style:name="T24" style:family="text">
      <style:text-properties fo:background-color="#ffff00"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xclusion locks</text:h>
      <text:p text:style-name="Standard"/>
      <text:p text:style-name="Standard">For most multi-threaded scenarios, often it can be observed that shared data is of custom sizes, for example, a structure with n elements of various types.</text:p>
      <text:p text:style-name="Standard">Concurrent code paths accessing such data usually comprise a bunch of instructions that are programmed to access and manipulate shared data; </text:p>
      <text:p text:style-name="Standard">such access operations must be executed atomically to prevent races. To ensure atomicity of such code blocks, mutual exclusion locks are used.</text:p>
      <text:p text:style-name="Standard"/>
      <text:p text:style-name="Standard">Most kernel data structures and other shared data elements such as shared buffers and device registers are protected from concurrent access through appropriate </text:p>
      <text:p text:style-name="Standard">exclusion-locking interfaces offered by the kernel. </text:p>
      <text:p text:style-name="Standard"><text:s/></text:p>
      <text:h text:style-name="Heading_20_3" text:outline-level="3">Spinlocks</text:h>
      <text:p text:style-name="Standard">Spinlocks are one of the simplest and lightweight mutual exclusion mechanisms widely implemented by most concurrent programming environments. </text:p>
      <text:p text:style-name="Standard">A spinlock implementation defines a lock structure and operations that manipulate the lock structure. </text:p>
      <text:p text:style-name="Standard">The lock structure primarily hosts an atomic lock counter among other elements, and operations interfaces include:</text:p>
      <text:p text:style-name="Standard">-An initializer routine, that initializes a spinlock instance to the default (unlock) state</text:p>
      <text:p text:style-name="Standard">-A lock routine, that attempts to acquire spinlock by altering the state of the lock counter atomically</text:p>
      <text:p text:style-name="Standard">-An unlock routine, that releases the spinlock by altering counter into unlock state</text:p>
      <text:p text:style-name="Standard"/>
      <text:p text:style-name="Standard">When a caller context attempts to acquire spinlock while it is locked (or held by another context), the lock function iteratively polls or spins for the lock </text:p>
      <text:p text:style-name="Standard">until available, causing the caller context to hog the CPU until lock is acquired. </text:p>
      <text:p text:style-name="Standard">It is therefore advised to ensure that code within critical sections is atomic or non-blocking, so that lock can be held for a short, deterministic duration.</text:p>
      <text:p text:style-name="Standard"/>
      <text:p text:style-name="Standard">Spinlocks are built around processor-specific atomic operations; the architecture branch of the kernel implements core spinlock operations (assembly programmed). </text:p>
      <text:p text:style-name="Standard">The kernel wraps the architecture-specific implementation through a generic platform-neutral interface that is directly usable by kernel service;</text:p>
      <text:p text:style-name="Standard"/>
      <text:p text:style-name="Standard">Generic spinlock interfaces can be found in the kernel header &lt;linux/spinlock.h&gt; while architecture-specific definitions are part of &lt;asm/spinlock.h&gt;.</text:p>
      <text:p text:style-name="Standard"/>
      <text:p text:style-name="Standard">The following code sample shows the usage of a basic spinlock interface:</text:p>
      <text:p text:style-name="Standard"/>
      <text:p text:style-name="P7">DEFINE_SPINLOCK(s_lock);</text:p>
      <text:p text:style-name="P7">spin_lock(&amp;s_lock);</text:p>
      <text:p text:style-name="P7">/* critical region ... */</text:p>
      <text:p text:style-name="P7">spin_unlock(&amp;s_lock);</text:p>
      <text:p text:style-name="Standard"><text:s/></text:p>
      <text:p text:style-name="Standard">Kernel code implements two variants of spinlock operations; one suitable for SMP platforms and the other for uniprocessor platforms.</text:p>
      <text:p text:style-name="Standard"/>
      <text:p text:style-name="Standard"><text:span text:style-name="T1">&lt;include/linux/spinlock.h&gt;</text:span> contains generic spinlock/rwlock declarations.</text:p>
      <text:p text:style-name="Standard"/>
      <text:p text:style-name="Standard"><text:soft-page-break/>The generic kernel header <text:span text:style-name="T1">&lt;linux/spinlock.h&gt;</text:span> contains a conditional directive to decide on the appropriate (SMP or UP) API to pull.</text:p>
      <text:p text:style-name="Standard"/>
      <text:p text:style-name="Standard">The raw_spin_lock() and raw_spin_unlock() macros dynamically expand to the appropriate version of spinlock operations based on the type of platform (SMP or UP) </text:p>
      <text:p text:style-name="Standard">chosen in the build configuration. </text:p>
      <text:p text:style-name="Standard">For SMP platforms, raw_spin_lock() expands to the __raw_spin_lock() operation implemented in the kernel source file <text:span text:style-name="T1">kernel/locking/spinlock.c</text:span>.</text:p>
      <text:p text:style-name="Standard"><text:s/></text:p>
      <text:h text:style-name="Heading_20_3" text:outline-level="3">Alternate spinlock APIs</text:h>
      <text:p text:style-name="P4"><text:span text:style-name="T5">T</text:span><text:span text:style-name="T4">here might be scenarios where a specific shared resource or data might be accessed from both the process and interrupt context code of a kernel service.</text:span> </text:p>
      <text:p text:style-name="P4"><text:span text:style-name="T6">T</text:span><text:span text:style-name="T4">he process context code needs to disable interrupts on the current processor while it takes the </text:span><text:span text:style-name="Emphasis"><text:span text:style-name="T8">lock. </text:span></text:span><text:span text:style-name="T4">This will ensure that an interrupt can never preempt the current context until the completion of the critical section and lock release</text:span><text:span text:style-name="Emphasis"><text:span text:style-name="T8">.</text:span></text:span> </text:p>
      <text:p text:style-name="P4"><text:span text:style-name="T7">I</text:span><text:span text:style-name="T4">nterrupts can still occur but are routed to other available CPUs, on which the interrupt handler can spin until </text:span><text:span text:style-name="Emphasis"><text:span text:style-name="T8">lock</text:span></text:span><text:span text:style-name="T9"> </text:span><text:span text:style-name="T4">becomes available. The spinlock interface provides an alternate locking routine </text:span><text:span text:style-name="Source_20_Text"><text:span text:style-name="T2">spin_lock_irqsave()</text:span></text:span><text:span text:style-name="T4">, which disables interrupts on the current processor along with kernel preemption. </text:span><text:s/></text:p>
      <text:p text:style-name="P4"/>
      <text:p text:style-name="P4"><text:span text:style-name="Source_20_Text"><text:span text:style-name="T2">local_irq_save()</text:span></text:span><text:span text:style-name="T9"> </text:span><text:span text:style-name="T4">is invoked to disable hard interrupts for the current processor; notice how on failure to acquire the lock, interrupts are enabled by calling </text:span><text:span text:style-name="Source_20_Text"><text:span text:style-name="T2">local_irq_restore()</text:span></text:span><text:span text:style-name="T4">. Note that a </text:span><text:span text:style-name="Source_20_Text"><text:span text:style-name="T2">lock</text:span></text:span><text:span text:style-name="T9"> </text:span><text:span text:style-name="T4">taken by the caller using </text:span><text:span text:style-name="Source_20_Text"><text:span text:style-name="T2">spin_lock_irqsave()</text:span></text:span><text:span text:style-name="T9"> </text:span><text:span text:style-name="T4">needs to be unlocked using </text:span><text:span text:style-name="Source_20_Text"><text:span text:style-name="T2">spin_lock_irqrestore()</text:span></text:span><text:span text:style-name="T4">, which enables both kernel preemption and interrupts for the current processor before releasing lock.</text:span> </text:p>
      <text:p text:style-name="P4"/>
      <text:p text:style-name="P4"><text:span text:style-name="T4">Similar to hard interrupt handlers, it is also possible for soft interrupt context routines such as </text:span><text:span text:style-name="Emphasis"><text:span text:style-name="T8">softirqs, tasklets,</text:span></text:span><text:span text:style-name="T9"> </text:span><text:span text:style-name="T4">and other such </text:span><text:span text:style-name="Emphasis"><text:span text:style-name="T8">bottom halves</text:span></text:span><text:span text:style-name="T9"> </text:span><text:span text:style-name="T4">to contend for a </text:span><text:span text:style-name="Emphasis"><text:span text:style-name="T8">lock</text:span></text:span><text:span text:style-name="T9"> </text:span><text:span text:style-name="T4">held by the process context code on the same processor. This can be prevented by disabling the execution of </text:span><text:span text:style-name="Emphasis"><text:span text:style-name="T8">bottom halves</text:span></text:span><text:span text:style-name="T9"> </text:span><text:span text:style-name="T4">while acquiring </text:span><text:span text:style-name="Emphasis"><text:span text:style-name="T8">lock</text:span></text:span><text:span text:style-name="T9"> </text:span><text:span text:style-name="T4">in the process context. </text:span><text:span text:style-name="Source_20_Text"><text:span text:style-name="T2">spin_lock_bh()</text:span></text:span><text:span text:style-name="T9"> </text:span><text:span text:style-name="T4">is another variant of the locking routine that takes care of suspending the execution of interrupt context bottom halves on the local CPU.</text:span> </text:p>
      <text:p text:style-name="P4"><text:span text:style-name="Source_20_Text"><text:span text:style-name="T2">local_bh_disable()</text:span></text:span><text:span text:style-name="T9"> </text:span><text:span text:style-name="T4">suspends bottom half execution for the local CPU. To release a </text:span><text:span text:style-name="Emphasis"><text:span text:style-name="T8">lock</text:span></text:span><text:span text:style-name="T9"> </text:span><text:span text:style-name="T4">acquired by </text:span><text:span text:style-name="Source_20_Text"><text:span text:style-name="T2">spin_lock_bh()</text:span></text:span><text:span text:style-name="T4">, the caller context will need to invoke </text:span><text:span text:style-name="Source_20_Text"><text:span text:style-name="T2">spin_unlock_bh()</text:span></text:span><text:span text:style-name="T4">, which releases spinlock and BH lock for the local CPU.</text:span> </text:p>
      <text:p text:style-name="P4"/>
      <text:p text:style-name="P4"/>
      <text:p text:style-name="P5"/>
      <table:table table:name="Table1" table:style-name="Table1">
        <table:table-column table:style-name="Table1.A"/>
        <table:table-column table:style-name="Table1.B"/>
        <table:table-row table:style-name="Table1.1">
          <table:table-cell table:style-name="Table1.A1" office:value-type="string">
            <text:p text:style-name="P11"><text:span text:style-name="Strong_20_Emphasis"><text:span text:style-name="T14">Function</text:span></text:span></text:p>
          </table:table-cell>
          <table:table-cell table:style-name="Table1.A1" office:value-type="string">
            <text:p text:style-name="P11"><text:span text:style-name="Strong_20_Emphasis"><text:span text:style-name="T14">Description</text:span></text:span></text:p>
          </table:table-cell>
        </table:table-row>
        <table:table-row table:style-name="Table1.1">
          <table:table-cell table:style-name="Table1.A1" office:value-type="string">
            <text:p text:style-name="P13"><text:span text:style-name="Source_20_Text"><text:span text:style-name="T15">spin_lock_init()</text:span></text:span></text:p>
          </table:table-cell>
          <table:table-cell table:style-name="Table1.A1" office:value-type="string">
            <text:p text:style-name="P12">Initialize spinlock</text:p>
          </table:table-cell>
        </table:table-row>
        <table:table-row table:style-name="Table1.1">
          <table:table-cell table:style-name="Table1.A1" office:value-type="string">
            <text:p text:style-name="P13"><text:span text:style-name="Source_20_Text"><text:span text:style-name="T15">spin_lock()</text:span></text:span></text:p>
          </table:table-cell>
          <table:table-cell table:style-name="Table1.A1" office:value-type="string">
            <text:p text:style-name="P12">Acquire lock, spins on contention</text:p>
          </table:table-cell>
        </table:table-row>
        <table:table-row table:style-name="Table1.1">
          <table:table-cell table:style-name="Table1.A1" office:value-type="string">
            <text:p text:style-name="P13"><text:span text:style-name="Source_20_Text"><text:span text:style-name="T15">spin_trylock()</text:span></text:span></text:p>
          </table:table-cell>
          <table:table-cell table:style-name="Table1.A1" office:value-type="string">
            <text:p text:style-name="P12">Attempt to acquire lock, returns error on contention</text:p>
          </table:table-cell>
        </table:table-row>
        <table:table-row table:style-name="Table1.1">
          <table:table-cell table:style-name="Table1.A1" office:value-type="string">
            <text:p text:style-name="P13"><text:span text:style-name="Source_20_Text"><text:span text:style-name="T15">spin_lock_bh()</text:span></text:span></text:p>
          </table:table-cell>
          <table:table-cell table:style-name="Table1.A1" office:value-type="string">
            <text:p text:style-name="P12">Acquire lock by suspending BH routines on the local processor, spins on contention</text:p>
          </table:table-cell>
        </table:table-row>
        <table:table-row table:style-name="Table1.1">
          <table:table-cell table:style-name="Table1.A1" office:value-type="string">
            <text:p text:style-name="P13"><text:span text:style-name="Source_20_Text"><text:span text:style-name="T15">spin_lock_irqsave()</text:span></text:span></text:p>
          </table:table-cell>
          <table:table-cell table:style-name="Table1.A1" office:value-type="string">
            <text:p text:style-name="P12">Acquire lock by suspending interrupts on the local processor by saving current interrupt state, spins on contention</text:p>
          </table:table-cell>
        </table:table-row>
        <table:table-row table:style-name="Table1.1">
          <table:table-cell table:style-name="Table1.A1" office:value-type="string">
            <text:p text:style-name="P13"><text:span text:style-name="Source_20_Text"><text:span text:style-name="T15">spin_lock_irq()</text:span></text:span></text:p>
          </table:table-cell>
          <table:table-cell table:style-name="Table1.A1" office:value-type="string">
            <text:p text:style-name="P12">Acquire lock by suspending interrupts on the local processor, spins on contention</text:p>
          </table:table-cell>
        </table:table-row>
        <table:table-row table:style-name="Table1.1">
          <table:table-cell table:style-name="Table1.A1" office:value-type="string">
            <text:p text:style-name="P13"><text:span text:style-name="Source_20_Text"><text:span text:style-name="T15">spin_unlock()</text:span></text:span></text:p>
          </table:table-cell>
          <table:table-cell table:style-name="Table1.A1" office:value-type="string">
            <text:p text:style-name="P12">Release the lock</text:p>
          </table:table-cell>
        </table:table-row>
        <table:table-row table:style-name="Table1.1">
          <table:table-cell table:style-name="Table1.A1" office:value-type="string">
            <text:p text:style-name="P13"><text:span text:style-name="Source_20_Text"><text:span text:style-name="T15">spin_unlock_bh()</text:span></text:span></text:p>
          </table:table-cell>
          <table:table-cell table:style-name="Table1.A1" office:value-type="string">
            <text:p text:style-name="P12">Release lock and enable bottom half for the local processor</text:p>
          </table:table-cell>
        </table:table-row>
        <table:table-row table:style-name="Table1.1">
          <table:table-cell table:style-name="Table1.A1" office:value-type="string">
            <text:p text:style-name="P13"><text:span text:style-name="Source_20_Text"><text:span text:style-name="T15">spin_unlock_irqrestore()</text:span></text:span></text:p>
          </table:table-cell>
          <table:table-cell table:style-name="Table1.A1" office:value-type="string">
            <text:p text:style-name="P12">Release lock and restore local interrupts to previous state</text:p>
          </table:table-cell>
        </table:table-row>
        <table:table-row table:style-name="Table1.1">
          <table:table-cell table:style-name="Table1.A1" office:value-type="string">
            <text:p text:style-name="P13"><text:span text:style-name="Source_20_Text"><text:span text:style-name="T15">spin_unlock_irq()</text:span></text:span></text:p>
          </table:table-cell>
          <table:table-cell table:style-name="Table1.A1" office:value-type="string">
            <text:p text:style-name="P12">Release lock and restore interrupts for the local processor</text:p>
          </table:table-cell>
        </table:table-row>
        <table:table-row table:style-name="Table1.1">
          <table:table-cell table:style-name="Table1.A1" office:value-type="string">
            <text:p text:style-name="P13"><text:span text:style-name="Source_20_Text"><text:span text:style-name="T15">spin_is_locked()</text:span></text:span></text:p>
          </table:table-cell>
          <table:table-cell table:style-name="Table1.B12" office:value-type="string">
            <text:p text:style-name="P12">Return state of the lock, nonzero if lock is held or zero if lock is available</text:p>
          </table:table-cell>
        </table:table-row>
      </table:table>
      <text:p text:style-name="P4"/>
      <text:p text:style-name="P4"/>
      <text:h text:style-name="P32" text:outline-level="2">Reader-writer spinlocks</text:h>
      <text:p text:style-name="P15"/>
      <text:p text:style-name="P16">Reader-writer locks enforce exclusion between reader and writer paths; this allows concurrent readers to share lock and a reader task will need to wait for the lock while a writer owns the lock. Rw-locks enforce standard exclusion between concurrent writers, which is desired.</text:p>
      <text:p text:style-name="P14"><text:span text:style-name="T12">Rw-locks are represented by </text:span><text:span text:style-name="Source_20_Text"><text:span text:style-name="T2">struct rwlock_t</text:span></text:span><text:span text:style-name="T12"> declared in kernel header </text:span><text:span text:style-name="Source_20_Text"><text:span text:style-name="T2">&lt;linux/rwlock_types.h&gt;</text:span></text:span></text:p>
      <text:p text:style-name="P17"/>
      <text:p text:style-name="P17"><text:span text:style-name="T10">rwlocks can be initialized statically through the macro </text:span><text:span text:style-name="Source_20_Text"><text:span text:style-name="T3">DEFINE_RWLOCK(v_rwlock)</text:span></text:span><text:span text:style-name="T10"> or dynamically at runtime through</text:span><text:span text:style-name="Source_20_Text"><text:span text:style-name="T3">rwlock_init(v_rwlock)</text:span></text:span><text:span text:style-name="T10">.</text:span></text:p>
      <text:p text:style-name="P14"><text:span text:style-name="T11">Reader code paths will need to invoke the </text:span><text:span text:style-name="Source_20_Text"><text:span text:style-name="T3">read_lock</text:span></text:span><text:span text:style-name="T11"> routine.</text:span></text:p>
      <text:p text:style-name="P1"><text:span text:style-name="Source_20_Text"><text:span text:style-name="T13">read_lock(&amp;v_rwlock);</text:span></text:span></text:p>
      <text:p text:style-name="P6"><text:span text:style-name="Source_20_Text"><text:span text:style-name="T13">/* critical section with read only access to shared data */</text:span></text:span></text:p>
      <text:p text:style-name="P6"><text:span text:style-name="Source_20_Text"><text:span text:style-name="T13">read_unlock(&amp;v_rwlock);</text:span></text:span></text:p>
      <text:p text:style-name="P3">Writer code paths use the following:</text:p>
      <text:p text:style-name="P1"><text:span text:style-name="Source_20_Text"><text:span text:style-name="T13">write_lock(&amp;v_rwlock);</text:span></text:span></text:p>
      <text:p text:style-name="P6"><text:span text:style-name="Source_20_Text"><text:span text:style-name="T13">/* critical section for both read and write */</text:span></text:span></text:p>
      <text:p text:style-name="P6"><text:span text:style-name="Source_20_Text"><text:span text:style-name="T13">write_unlock(&amp;v_lock);</text:span></text:span></text:p>
      <text:p text:style-name="P14"><text:span text:style-name="T11">Both read and write lock routines spin when lock is contended. The interface also offers non-spinning versions of lock functions called </text:span><text:span text:style-name="Source_20_Text"><text:span text:style-name="T3">read_trylock()</text:span></text:span><text:span text:style-name="T11"> and </text:span><text:span text:style-name="Source_20_Text"><text:span text:style-name="T3">write_trylock()</text:span></text:span><text:span text:style-name="T11">. It also offers interrupt-disabling versions of the locking calls, which are handy when either the read or write path happens to execute in interrupt or bottom-half context.</text:span></text:p>
      <text:p text:style-name="P3">Following is a summarized list of interface operations:</text:p>
      <table:table table:name="Table2" table:style-name="Table2">
        <table:table-column table:style-name="Table2.A"/>
        <table:table-column table:style-name="Table2.B"/>
        <table:table-row table:style-name="Table2.1">
          <table:table-cell table:style-name="Table2.A1" office:value-type="string">
            <text:p text:style-name="P11"><text:span text:style-name="Strong_20_Emphasis"><text:span text:style-name="T14">Function</text:span></text:span></text:p>
          </table:table-cell>
          <table:table-cell table:style-name="Table2.A1" office:value-type="string">
            <text:p text:style-name="P11"><text:span text:style-name="Strong_20_Emphasis"><text:span text:style-name="T14">Description</text:span></text:span></text:p>
          </table:table-cell>
        </table:table-row>
        <table:table-row table:style-name="Table2.1">
          <table:table-cell table:style-name="Table2.A1" office:value-type="string">
            <text:p text:style-name="P13"><text:span text:style-name="Source_20_Text"><text:span text:style-name="T15">read_lock()</text:span></text:span></text:p>
          </table:table-cell>
          <table:table-cell table:style-name="Table2.A1" office:value-type="string">
            <text:p text:style-name="P12">Standard read lock interface, spins on contention</text:p>
          </table:table-cell>
        </table:table-row>
        <table:table-row table:style-name="Table2.1">
          <table:table-cell table:style-name="Table2.A1" office:value-type="string">
            <text:p text:style-name="P13"><text:span text:style-name="Source_20_Text"><text:span text:style-name="T15">read_trylock()</text:span></text:span></text:p>
          </table:table-cell>
          <table:table-cell table:style-name="Table2.A1" office:value-type="string">
            <text:p text:style-name="P12">Attempts to acquire lock, returns error if lock is unavailable</text:p>
          </table:table-cell>
        </table:table-row>
        <table:table-row table:style-name="Table2.1">
          <table:table-cell table:style-name="Table2.A1" office:value-type="string">
            <text:p text:style-name="P13"><text:span text:style-name="Source_20_Text"><text:span text:style-name="T15">read_lock_bh()</text:span></text:span></text:p>
          </table:table-cell>
          <table:table-cell table:style-name="Table2.A1" office:value-type="string">
            <text:p text:style-name="P12">Attempts to acquire lock by suspending BH execution for the local CPU, spins on contention</text:p>
          </table:table-cell>
        </table:table-row>
        <table:table-row table:style-name="Table2.1">
          <table:table-cell table:style-name="Table2.A1" office:value-type="string">
            <text:p text:style-name="P13"><text:span text:style-name="Source_20_Text"><text:span text:style-name="T15">read_lock_irqsave()</text:span></text:span></text:p>
          </table:table-cell>
          <table:table-cell table:style-name="Table2.A1" office:value-type="string">
            <text:p text:style-name="P12">Attempts to acquire lock by suspending interrupts for the current CPU by saving current state of local interrupts, spins on contention</text:p>
          </table:table-cell>
        </table:table-row>
        <table:table-row table:style-name="Table2.1">
          <table:table-cell table:style-name="Table2.A1" office:value-type="string">
            <text:p text:style-name="P13"><text:span text:style-name="Source_20_Text"><text:span text:style-name="T15">read_unlock()</text:span></text:span></text:p>
          </table:table-cell>
          <table:table-cell table:style-name="Table2.A1" office:value-type="string">
            <text:p text:style-name="P12">Releases read lock</text:p>
          </table:table-cell>
        </table:table-row>
        <table:table-row table:style-name="Table2.1">
          <table:table-cell table:style-name="Table2.A1" office:value-type="string">
            <text:p text:style-name="P13"><text:span text:style-name="Source_20_Text"><text:span text:style-name="T15">read_unlock_irqrestore()</text:span></text:span></text:p>
          </table:table-cell>
          <table:table-cell table:style-name="Table2.A1" office:value-type="string">
            <text:p text:style-name="P12">Releases lock held and restores local interrupts to the previous state</text:p>
          </table:table-cell>
        </table:table-row>
        <table:table-row table:style-name="Table2.1">
          <table:table-cell table:style-name="Table2.A1" office:value-type="string">
            <text:p text:style-name="P13"><text:span text:style-name="Source_20_Text"><text:span text:style-name="T15">read_unlock_bh()</text:span></text:span></text:p>
          </table:table-cell>
          <table:table-cell table:style-name="Table2.A1" office:value-type="string">
            <text:p text:style-name="P12">Releases read lock and enables BH on the local processor</text:p>
          </table:table-cell>
        </table:table-row>
        <text:soft-page-break/>
        <table:table-row table:style-name="Table2.1">
          <table:table-cell table:style-name="Table2.A1" office:value-type="string">
            <text:p text:style-name="P13"><text:span text:style-name="Source_20_Text"><text:span text:style-name="T15">write_lock()</text:span></text:span></text:p>
          </table:table-cell>
          <table:table-cell table:style-name="Table2.A1" office:value-type="string">
            <text:p text:style-name="P12">Standard write lock interface, spins on contention</text:p>
          </table:table-cell>
        </table:table-row>
        <table:table-row table:style-name="Table2.1">
          <table:table-cell table:style-name="Table2.A1" office:value-type="string">
            <text:p text:style-name="P13"><text:span text:style-name="Source_20_Text"><text:span text:style-name="T15">write_trylock()</text:span></text:span></text:p>
          </table:table-cell>
          <table:table-cell table:style-name="Table2.A1" office:value-type="string">
            <text:p text:style-name="P12">Attempts to acquire lock, returns error on contention</text:p>
          </table:table-cell>
        </table:table-row>
        <table:table-row table:style-name="Table2.1">
          <table:table-cell table:style-name="Table2.A1" office:value-type="string">
            <text:p text:style-name="P13"><text:span text:style-name="Source_20_Text"><text:span text:style-name="T15">write_lock_bh()</text:span></text:span></text:p>
          </table:table-cell>
          <table:table-cell table:style-name="Table2.A1" office:value-type="string">
            <text:p text:style-name="P12">Attempts to acquire write lock by suspending bottom halves for the local CPU, spins on contention</text:p>
          </table:table-cell>
        </table:table-row>
        <table:table-row table:style-name="Table2.1">
          <table:table-cell table:style-name="Table2.A1" office:value-type="string">
            <text:p text:style-name="P13"><text:span text:style-name="Source_20_Text"><text:span text:style-name="T15">wrtie_lock_irqsave()</text:span></text:span></text:p>
          </table:table-cell>
          <table:table-cell table:style-name="Table2.A1" office:value-type="string">
            <text:p text:style-name="P12">Attempts to acquire write lock by suspending interrupts for the local CPU by saving current state of local interrupts,. spins on contention</text:p>
          </table:table-cell>
        </table:table-row>
        <table:table-row table:style-name="Table2.1">
          <table:table-cell table:style-name="Table2.A1" office:value-type="string">
            <text:p text:style-name="P13"><text:span text:style-name="Source_20_Text"><text:span text:style-name="T15">write_unlock()</text:span></text:span></text:p>
          </table:table-cell>
          <table:table-cell table:style-name="Table2.A1" office:value-type="string">
            <text:p text:style-name="P12">Releases write lock</text:p>
          </table:table-cell>
        </table:table-row>
        <table:table-row table:style-name="Table2.1">
          <table:table-cell table:style-name="Table2.A1" office:value-type="string">
            <text:p text:style-name="P13"><text:span text:style-name="Source_20_Text"><text:span text:style-name="T15">write_unlock_irqrestore()</text:span></text:span></text:p>
          </table:table-cell>
          <table:table-cell table:style-name="Table2.A1" office:value-type="string">
            <text:p text:style-name="P12">Releases lock and restores local interrupts to the previous state</text:p>
          </table:table-cell>
        </table:table-row>
        <table:table-row table:style-name="Table2.1">
          <table:table-cell table:style-name="Table2.A1" office:value-type="string">
            <text:p text:style-name="P13"><text:span text:style-name="Source_20_Text"><text:span text:style-name="T15">write_unlock_bh()</text:span></text:span></text:p>
          </table:table-cell>
          <table:table-cell table:style-name="Table2.B15" office:value-type="string">
            <text:p text:style-name="P12">Releases write lock and enables BH on the local processor</text:p>
          </table:table-cell>
        </table:table-row>
      </table:table>
      <text:p text:style-name="P2"><text:s/></text:p>
      <text:p text:style-name="P17"/>
      <text:h text:style-name="P33" text:outline-level="2">Mutex Locks</text:h>
      <text:p text:style-name="P18"/>
      <text:p text:style-name="P8">where a <text:span text:style-name="Emphasis">lock</text:span> is held for longer, non-deterministic durations; <text:span text:style-name="Strong_20_Emphasis">sleeping locks</text:span> are precisely<text:bookmark text:name="id325956138"/> designed to be engaged for such situations. Kernel mutexes are an implementation of sleeping locks: when a caller task attempts to acquire a mutex that is unavailable (already owned by another context), it is put into sleep and moved out into a wait queue, forcing a context switch allowing the CPU to run other productive tasks. When the mutex becomes available, the task in the wait queue is woken up and moved by the unlock path of the mutex, which can then attempt to <text:span text:style-name="Emphasis">lock</text:span> the mutex.</text:p>
      <text:p text:style-name="P18"/>
      <text:p text:style-name="P18">Mutexes are represented by <text:span text:style-name="Source_20_Text">struct mutex</text:span>, defined in <text:span text:style-name="Source_20_Text">include/linux/mutex.h</text:span> and corresponding operations implemented in the source file <text:span text:style-name="Source_20_Text">kernel/locking/mutex.c.</text:span></text:p>
      <text:p text:style-name="P18"><text:span text:style-name="Source_20_Text"><text:span text:style-name="T16">In its basic form, each mutex contains a 64-bit </text:span></text:span><text:span text:style-name="Source_20_Text">atomic_long_t</text:span><text:span text:style-name="Source_20_Text"><text:span text:style-name="T16"> counter (</text:span></text:span><text:span text:style-name="Source_20_Text">owner</text:span><text:span text:style-name="Source_20_Text"><text:span text:style-name="T16">), which is used both for holding lock state, and to store a reference to the task structure of the current task owning the lock. Each mutex contains a wait-queue (</text:span></text:span><text:span text:style-name="Source_20_Text">wait_list</text:span><text:span text:style-name="Source_20_Text"><text:span text:style-name="T16">), and a spin lock(</text:span></text:span><text:span text:style-name="Source_20_Text">wait_lock</text:span><text:span text:style-name="Source_20_Text"><text:span text:style-name="T16">) that serializes access to </text:span></text:span><text:span text:style-name="Source_20_Text">wait_list</text:span><text:span text:style-name="Source_20_Text"><text:span text:style-name="T16">.</text:span></text:span></text:p>
      <text:p text:style-name="P25"><text:span text:style-name="Source_20_Text">struct mutex {</text:span></text:p>
      <text:p text:style-name="Preformatted_20_Text"><text:span text:style-name="Source_20_Text"><text:s text:c="10"/>atomic_long_t owner;</text:span></text:p>
      <text:p text:style-name="P27"><text:span text:style-name="Source_20_Text"><text:s text:c="10"/>spinlock_t wait_lock;</text:span></text:p>
      <text:p text:style-name="P25"><text:span text:style-name="Source_20_Text"><text:span text:style-name="T16"/></text:span></text:p>
      <text:p text:style-name="P27"><text:span text:style-name="Source_20_Text"><text:s text:c="10"/>struct list_head wait_list;</text:span></text:p>
      <text:p text:style-name="P25"><text:span text:style-name="Source_20_Text">}; </text:span></text:p>
      <text:p text:style-name="P18"><text:span text:style-name="Source_20_Text"><text:span text:style-name="T16"/></text:span></text:p>
      <text:p text:style-name="P18"><text:span text:style-name="Source_20_Text"><text:span text:style-name="T16">The mutex API interface provides a set of macros and functions for initialization, lock, unlock, and to access the status of the mutex. These operation interfaces are defined in </text:span></text:span><text:span text:style-name="Source_20_Text">&lt;include/linux/mutex.h&gt;</text:span><text:span text:style-name="Source_20_Text"><text:span text:style-name="T16">.</text:span></text:span></text:p>
      <text:p text:style-name="Text_20_body">A mutex can be declared and initialized with the macro <text:span text:style-name="Source_20_Text">DEFINE_MUTEX(name)</text:span>.</text:p>
      <text:p text:style-name="Text_20_body">There is also an option of initializing a valid mutex dynamically through <text:span text:style-name="Source_20_Text">mutex_init(mutex)</text:span></text:p>
      <text:p text:style-name="P18"><text:span text:style-name="Source_20_Text"><text:span text:style-name="T17">O</text:span></text:span><text:span text:style-name="Source_20_Text"><text:span text:style-name="T16">n contention, lock operations put the caller thread into sleep, which requires the caller thread to be put into </text:span></text:span><text:span text:style-name="Source_20_Text">TASK_INTERRUPTIBLE</text:span><text:span text:style-name="Source_20_Text"><text:span text:style-name="T16">, </text:span></text:span><text:span text:style-name="Source_20_Text">TASK_UNINTERRUPTIBLE</text:span><text:span text:style-name="Source_20_Text"><text:span text:style-name="T16">, or </text:span></text:span><text:span text:style-name="Source_20_Text">TASK_KILLABLE</text:span><text:span text:style-name="Source_20_Text"><text:span text:style-name="T16"> states, before moving it into the mutex wait list. To support this, the mutex implementation offers two variants of lock operations, one for </text:span></text:span><text:span text:style-name="Source_20_Text"><text:span text:style-name="Strong_20_Emphasis"><text:span text:style-name="T16">uninterruptible</text:span></text:span></text:span><text:span text:style-name="Source_20_Text"><text:span text:style-name="T16"> and other for </text:span></text:span><text:span text:style-name="Source_20_Text"><text:span text:style-name="Strong_20_Emphasis"><text:span text:style-name="T16">interruptible</text:span></text:span></text:span><text:span text:style-name="Source_20_Text"><text:span text:style-name="T16"> sleep. </text:span></text:span></text:p>
      <text:p text:style-name="P18"><text:span text:style-name="Source_20_Text"><text:span text:style-name="T16">Despite being possible blocking calls, mutex locking functions have been greatly optimized for performance. They are programmed to engage fast and slow path approaches while attempting lock acquisition. </text:span></text:span></text:p>
      <text:p text:style-name="P18"><text:span text:style-name="Source_20_Text"><text:span text:style-name="T16">The following code excerpt is of the </text:span></text:span><text:span text:style-name="Source_20_Text">mutex_lock()</text:span><text:span text:style-name="Source_20_Text"><text:span text:style-name="T16"> routine from </text:span></text:span><text:span text:style-name="Source_20_Text">&lt;kernel/locking/mutex.c&gt;</text:span><text:span text:style-name="Source_20_Text"><text:span text:style-name="T16">:</text:span></text:span></text:p>
      <text:p text:style-name="P27"><text:span text:style-name="Source_20_Text">void__sched mutex_lock(struct mutex* lock){might_sleep();if(!__mutex_trylock_fast(lock))__mutex_lock_slowpath(lock);}</text:span></text:p>
      <text:p text:style-name="Text_20_body"><text:soft-page-break/>Lock acquisition is first attempted by invoking a non-blocking fast path call <text:span text:style-name="Source_20_Text">__mutex_trylock_fast()</text:span>. If it fails to acquire lock through due to contention, it enters slow path by invoking <text:span text:style-name="Source_20_Text">__mutex_lock_slowpath().</text:span></text:p>
      <text:p text:style-name="Text_20_body"><text:span text:style-name="Source_20_Text"><text:span text:style-name="T16"/></text:span></text:p>
      <text:p text:style-name="Text_20_body"><text:span text:style-name="Source_20_Text"><text:span text:style-name="T16">Conventionally, the concept of slow path has always been to put the caller task into sleep while waiting for the lock to become available. However, with the advent of many-core CPUs, there is a growing need for scalability and improved performance, so with an objective to achieve scalability, the mutex slow path implementation has been reworked with an optimization called </text:span></text:span><text:span text:style-name="Source_20_Text"><text:span text:style-name="Strong_20_Emphasis"><text:span text:style-name="T16">optimistic spinning</text:span></text:span></text:span><text:span text:style-name="Source_20_Text"><text:span text:style-name="T16">, a.k.a. </text:span></text:span><text:span text:style-name="Source_20_Text"><text:span text:style-name="Strong_20_Emphasis"><text:span text:style-name="T16">midpath</text:span></text:span></text:span><text:span text:style-name="Source_20_Text"><text:span text:style-name="T16">, which can improve performance considerably</text:span></text:span><text:span text:style-name="Source_20_Text"><text:span text:style-name="Emphasis"><text:span text:style-name="T16">.</text:span></text:span></text:span></text:p>
      <text:p text:style-name="Text_20_body"><text:span text:style-name="Source_20_Text"><text:span text:style-name="T16">The core idea of optimistic spinning is to push</text:span></text:span><text:bookmark text:name="id326094375"/><text:span text:style-name="Source_20_Text"><text:span text:style-name="T16"> contending tasks into poll or spin instead of sleep when the mutex owner is found to be running. Once the mutex becomes available (which is expected to be sooner, since the owner is found to be running) it is assumed that a spinning task could always acquire it quicker as compared to a suspended or sleeping task in the mutex wait list. However, such spinning is only a possibility when there are no other higher-priority tasks in ready state. With this feature, spinning tasks are more likely to be cache-hot, resulting in deterministic execution that yields noticeable performance improvement:</text:span></text:span></text:p>
      <text:p text:style-name="Text_20_body"><text:span text:style-name="Source_20_Text"><text:span text:style-name="T16">The </text:span></text:span><text:span text:style-name="Source_20_Text">__mutex_lock_common()</text:span><text:span text:style-name="Source_20_Text"><text:span text:style-name="T16"> function contains a slow path implementation with optimistic spinning; this routine is invoked by all sleep variants of mutex locking functions with appropriate flags as argument. This function first attempts to acquire mutex through optimistic spinning implemented through cancellable mcs spinlocks (</text:span></text:span><text:span text:style-name="Source_20_Text">osq</text:span><text:span text:style-name="Source_20_Text"><text:span text:style-name="T16"> field in mutex structure) associated with the mutex. When the caller task fails to acquire mutex with optimistic spinning, as a last resort this function switches to conventional slow path, resulting in the caller task to be put into sleep and queued into the mutex </text:span></text:span><text:span text:style-name="Source_20_Text">wait_list</text:span><text:span text:style-name="Source_20_Text"><text:span text:style-name="T16"> until woken up by the unlock path.</text:span></text:span></text:p>
      <text:p text:style-name="P19"><text:span text:style-name="Source_20_Text"><text:span text:style-name="T18"/></text:span></text:p>
      <text:p text:style-name="P19"><text:span text:style-name="Source_20_Text"><text:span text:style-name="T19">Debug checks and validatons on mutex</text:span></text:span></text:p>
      <text:p text:style-name="P19"><text:span text:style-name="Source_20_Text"><text:span text:style-name="T18">Incorrect use of mutex operations can cause deadlocks, failure of exclusion, and so on. To detect and prevent such possible occurrences, the mutex subsystem</text:span></text:span><text:bookmark text:name="id326392919"/><text:span text:style-name="Source_20_Text"><text:span text:style-name="T18"> is equipped with appropriate checks or validations instrumented into mutex operations. These checks are by default</text:span></text:span><text:bookmark text:name="id326392928"/><text:span text:style-name="Source_20_Text"><text:span text:style-name="T18"> disabled, and can be enabled by choosing the configuration option</text:span></text:span><text:span text:style-name="Source_20_Text"><text:span text:style-name="T21">CONFIG_DEBUG_MUTEXES=y</text:span></text:span><text:span text:style-name="Source_20_Text"><text:span text:style-name="T18"> during kernel build.</text:span></text:span></text:p>
      <text:p text:style-name="Text_20_body">Following is a list of checks enforced by instrumented debug code:</text:p>
      <text:list xml:id="list2469609315" text:style-name="L1">
        <text:list-item>
          <text:p text:style-name="P50">Mutex can be owned by one task at a given point in time</text:p>
        </text:list-item>
        <text:list-item>
          <text:p text:style-name="P50">Mutex can be released (unlocked) only by the valid owner, and an attempt to release mutex by a context that does not own the lock will fail</text:p>
        </text:list-item>
        <text:list-item>
          <text:p text:style-name="P50">Recursive locking or unlocking attempts will fail</text:p>
        </text:list-item>
        <text:list-item>
          <text:p text:style-name="P50">A mutex can only be initialized via the initializer call, and any attempt to <text:span text:style-name="Emphasis">memset</text:span> mutex will never succeed</text:p>
        </text:list-item>
        <text:list-item>
          <text:p text:style-name="P50">A caller task may not exit with a mutex lock held</text:p>
        </text:list-item>
        <text:list-item>
          <text:p text:style-name="P50">Dynamic memory areas where held locks reside must not be freed</text:p>
        </text:list-item>
        <text:list-item>
          <text:p text:style-name="P50">A mutex can be initialized once, and any attempt to re-initialize an already initialized mutex will fail</text:p>
        </text:list-item>
        <text:list-item>
          <text:p text:style-name="P44">Mutexes may not be used in hard/soft interrupt context routines</text:p>
        </text:list-item>
      </text:list>
      <text:p text:style-name="P19"><text:soft-page-break/><text:span text:style-name="Source_20_Text"><text:span text:style-name="T18">The kernel lock validator infrastructure has been implemented to check and prove that none of the locking patterns observed during kernel runtime could ever cause deadlock. This infrastructure prints data pertaining to locking pattern such as:</text:span></text:span></text:p>
      <text:list xml:id="list2993210757" text:style-name="L2">
        <text:list-item>
          <text:p text:style-name="P51">Point-of-acquire tracking, symbolic lookup of function names, and list of all locks held in the system</text:p>
        </text:list-item>
        <text:list-item>
          <text:p text:style-name="P51">Owner tracking</text:p>
        </text:list-item>
        <text:list-item>
          <text:p text:style-name="P51">Detection of self-recursing locks and printing out all relevant info</text:p>
        </text:list-item>
        <text:list-item>
          <text:p text:style-name="P45">Detection of lock inversion deadlocks and printing out all affected locks and tasks</text:p>
        </text:list-item>
      </text:list>
      <text:p text:style-name="Text_20_body">The lock validator can be enabled by choosing <text:span text:style-name="Source_20_Text">CONFIG_PROVE_LOCKING=y</text:span> during kernel build.</text:p>
      <text:p text:style-name="P19"><text:span text:style-name="Source_20_Text"><text:span text:style-name="T18"/></text:span></text:p>
      <text:p text:style-name="P19"><text:span text:style-name="Source_20_Text"><text:span text:style-name="T18"/></text:span></text:p>
      <text:h text:style-name="P34" text:outline-level="2"><text:span text:style-name="Source_20_Text"><text:span text:style-name="T20">Wait/Wound mutex</text:span></text:span></text:h>
      <text:p text:style-name="P20"><text:span text:style-name="Source_20_Text"><text:span text:style-name="T16"/></text:span></text:p>
      <text:p text:style-name="P9">GPU buffers; these buffers are to be owned and accessed by various system entities such as GPU hardware, GPU driver, user-mode applications, and other video-related drivers. User mode contexts can submit the dma buffers for processing in an arbitrary order, and the GPU hardware may process them at arbitrary times. If locking is used to control the ownership of the buffers, and if multiple buffers must be manipulated at the same time, deadlocks cannot be avoided. Wait/wound mutexes<text:bookmark text:name="id326420739"/> are designed to facilitate dynamic ordering of nested locks, without causing lock-inversion deadlocks. This is achieved by forcing the context in contention to <text:span text:style-name="Emphasis">wound</text:span>, meaning forcing it to release the holding lock.</text:p>
      <text:p text:style-name="P21"/>
      <text:p text:style-name="P22">Scenario:</text:p>
      <text:p text:style-name="P26"><text:span text:style-name="Source_20_Text">Thread T1 <text:s text:c="6"/>Thread T2</text:span></text:p>
      <text:p text:style-name="Preformatted_20_Text"><text:span text:style-name="Source_20_Text">=========== <text:s text:c="3"/>==========</text:span></text:p>
      <text:p text:style-name="Preformatted_20_Text"><text:span text:style-name="Source_20_Text">lock(bufA); <text:s text:c="4"/>lock(bufB);</text:span></text:p>
      <text:p text:style-name="Preformatted_20_Text"><text:span text:style-name="Source_20_Text">lock(bufB); <text:s text:c="4"/>lock(bufA);</text:span></text:p>
      <text:p text:style-name="Preformatted_20_Text"><text:span text:style-name="Source_20_Text"><text:s/>.... <text:s text:c="11"/>....</text:span></text:p>
      <text:p text:style-name="Preformatted_20_Text"><text:span text:style-name="Source_20_Text"><text:s/>.... <text:s text:c="11"/>....</text:span></text:p>
      <text:p text:style-name="Preformatted_20_Text"><text:span text:style-name="Source_20_Text">unlock(bufB); <text:s text:c="2"/>unlock(bufA);</text:span></text:p>
      <text:p text:style-name="P27"><text:span text:style-name="Source_20_Text">unlock(bufA); <text:s text:c="2"/>unlock(bufB);</text:span></text:p>
      <text:p text:style-name="Text_20_body">Execution of <text:span text:style-name="Source_20_Text">T</text:span><text:span text:style-name="Source_20_Text"><text:span text:style-name="T22">1</text:span></text:span> and <text:span text:style-name="Source_20_Text">T</text:span><text:span text:style-name="Source_20_Text"><text:span text:style-name="T22">2</text:span></text:span> concurrently might result in each thread waiting for the lock held by the other, causing deadlock. Wait/wound mutex prevents this by letting the <text:span text:style-name="Emphasis">thread that grabbed the lock first</text:span> to remain in sleep, waiting for nested lock to be available. The other thread is <text:span text:style-name="Emphasis">wound</text:span>, causing it to release its holding lock and start over again. Suppose <text:span text:style-name="Source_20_Text">T</text:span><text:span text:style-name="Source_20_Text"><text:span text:style-name="T22">1</text:span></text:span> got to lock on <text:span text:style-name="Source_20_Text">bufA</text:span> before <text:span text:style-name="Source_20_Text">T</text:span><text:span text:style-name="Source_20_Text"><text:span text:style-name="T22">2</text:span></text:span> could acquire lock on <text:span text:style-name="Source_20_Text">bufB</text:span>. <text:span text:style-name="Source_20_Text">T</text:span><text:span text:style-name="Source_20_Text"><text:span text:style-name="T22">1</text:span></text:span> would be considered as the thread that <text:span text:style-name="Emphasis">got there first</text:span> and is put to sleep for lock on <text:span text:style-name="Source_20_Text">bufB</text:span>, and <text:span text:style-name="Source_20_Text">T</text:span><text:span text:style-name="Source_20_Text"><text:span text:style-name="T22">2</text:span></text:span> would be wound, causing it to release lock on <text:span text:style-name="Source_20_Text">bufB</text:span> and start all over. This avoids deadlock and <text:span text:style-name="Source_20_Text">T</text:span><text:span text:style-name="Source_20_Text"><text:span text:style-name="T22">2</text:span></text:span> would start all over when <text:span text:style-name="Source_20_Text">T</text:span><text:span text:style-name="Source_20_Text"><text:span text:style-name="T22">1</text:span></text:span> releases locks held.</text:p>
      <text:p text:style-name="P10">Wait/wound mutexes are represented<text:bookmark text:name="id326420844"/> through <text:span text:style-name="Source_20_Text">struct ww_mutex</text:span> defined in the header <text:span text:style-name="Source_20_Text">&lt;linux/ww_mutex.h&gt;</text:span></text:p>
      <text:p text:style-name="P22"/>
      <text:p text:style-name="P22">The first step to use wait/wound mutex is to define a <text:span text:style-name="Emphasis">class,</text:span> which is a mechanism to represent a group of locks. When concurrent tasks contend for the same locks, they must do so by specifying this class.</text:p>
      <text:p text:style-name="Text_20_body">A class can be defined using a macro:</text:p>
      <text:p text:style-name="P27"><text:span text:style-name="Source_20_Text">static DEFINE_WW_CLASS(bufclass);</text:span></text:p>
      <text:p text:style-name="Text_20_body">Each class declared is an instance of type <text:span text:style-name="Source_20_Text">struct ww_class</text:span> and contains an atomic counter <text:span text:style-name="Source_20_Text">stamp</text:span>, which is used to hold a sequence number that records which one of the contending tasks <text:span text:style-name="Emphasis">got there first</text:span>. Other fields are used by the kernel's lock validator to verify correct usage of the wait/wound mechanism.</text:p>
      <text:p text:style-name="P22">Each contending thread must invoke <text:span text:style-name="Source_20_Text">ww_acquire_init()</text:span> before attempting nested locking calls. This sets up the context by assigning a sequence number to track locks.</text:p>
      <text:p text:style-name="P22"><text:soft-page-break/>Once the context is set up and initialized, tasks can begin acquiring locks with either <text:span text:style-name="Source_20_Text">ww_mutex_lock()</text:span> or <text:span text:style-name="Source_20_Text">ww_mutex_lock_interruptible()</text:span> calls:</text:p>
      <text:p text:style-name="P22">When a task grabs all nested locks (using any of these locking routines) associated with a class, it needs to notify acquisition of ownership using the function <text:span text:style-name="Source_20_Text">ww_acquire_done()</text:span>. This call marks the end of the acquisition phase, and the task can proceed to process shared data:</text:p>
      <text:p text:style-name="P22">When a task completes its processing of shared data, it can begin releasing all of the locks held, with calls to the <text:span text:style-name="Source_20_Text">ww_mutex_unlock(</text:span>) routine. Once all of the locks are released, the <text:span text:style-name="Emphasis">context</text:span> must be released with a call to <text:span text:style-name="Source_20_Text">ww_acquire_fini().</text:span></text:p>
      <text:p text:style-name="P22"/>
      <text:p text:style-name="P22"/>
      <text:p text:style-name="P23">ww_acquire_init ----&gt; ww_mutex_lock ----&gt; ww_acquire_done ----&gt; ww_mutex_unlock ----&gt; ww_acquire_fini.</text:p>
      <text:p text:style-name="P23"/>
      <text:h text:style-name="P35" text:outline-level="2">Semaphores</text:h>
      <text:p text:style-name="P28">A typical semaphore implementation comprises a counter, wait queue, and set of operations<text:bookmark text:name="id325937868"/> that can increment/decrement the counter atomically.</text:p>
      <text:p text:style-name="P46"/>
      <text:p text:style-name="P46">When a semaphore is used to protect a shared<text:bookmark text:name="id325937880"/> resource, its counter is initialized to a number greater than zero, which is considered to be unlocked state. A task seeking access to a shared resource begins by invoking the decrement operation on the semaphore. This call checks the semaphore counter; if it is found to be greater than zero, the counter is decremented and the function returns success. However, if the counter is found to be zero, the decrement operation puts the caller task to sleep until the counter is found to have increased to a number greater than zero.</text:p>
      <text:p text:style-name="P46">Semaphore structure and its interface operations are declared in the kernel header <text:span text:style-name="Source_20_Text">&lt;include/linux/semaphore.h&gt;</text:span>:</text:p>
      <text:p text:style-name="P46">semaphore operations (inc/dec) are programmed to acquire <text:span text:style-name="Source_20_Text">lock</text:span> before manipulating <text:span text:style-name="Source_20_Text">count</text:span>. <text:span text:style-name="Source_20_Text">wait_list</text:span> is used to queue tasks to sleep while they wait for the semaphore count to increase beyond zero.</text:p>
      <text:p text:style-name="P46"/>
      <text:p text:style-name="P46">Semaphores can be declared and initialized to 1 through a macro: <text:span text:style-name="Source_20_Text">DEFINE_SEMAPHORE(s)</text:span>.</text:p>
      <text:p text:style-name="Text_20_body">A semaphore can also be initialized dynamically to any positive number through the following:</text:p>
      <text:p text:style-name="P27"><text:span text:style-name="Source_20_Text">void sema_init(structsemaphore*sem,intval)</text:span></text:p>
      <text:p text:style-name="P46">Following is a list of operation interfaces with a brief description of each. Routines with naming convention <text:span text:style-name="Source_20_Text">down_xxx()</text:span> attempt to decrement the semaphore, and are possible blocking calls (except <text:span text:style-name="Source_20_Text">down_trylock()</text:span>), while routine <text:span text:style-name="Source_20_Text">up()</text:span> increments the semaphore and always succeeds:</text:p>
      <text:p text:style-name="P38"><text:span text:style-name="Source_20_Text">/** * down_interruptible - acquire the semaphore unless interrupted * @sem: the semaphore to be acquired * * Attempts to acquire the semaphore. <text:s/>If no more tasks are allowed to * acquire the semaphore, calling this function will put the task to sleep. * If the sleep is interrupted by a signal, this function will return -EINTR. * If the semaphore is successfully acquired, this function returns 0. */</text:span><text:span text:style-name="Source_20_Text"><text:span text:style-name="Strong_20_Emphasis"> <text:s text:c="2"/></text:span></text:span></text:p>
      <text:p text:style-name="P38"><text:span text:style-name="Source_20_Text"><text:span text:style-name="Strong_20_Emphasis">int down_interruptible(structsemaphore*sem);</text:span></text:span></text:p>
      <text:p text:style-name="Preformatted_20_Text"/>
      <text:p text:style-name="P38"><text:span text:style-name="Source_20_Text">/** * down_killable - acquire the semaphore unless killed * @sem: the semaphore to be acquired * * Attempts to acquire the semaphore. <text:s/>If no more tasks are allowed to * acquire the semaphore, calling this function will put the task to sleep. * If the sleep is interrupted by a fatal signal, this function will return * -EINTR. <text:s/>If the semaphore is successfully acquired, this function returns * 0. */</text:span><text:span text:style-name="Source_20_Text"><text:span text:style-name="Strong_20_Emphasis"> <text:s text:c="3"/></text:span></text:span></text:p>
      <text:p text:style-name="P38"><text:span text:style-name="Source_20_Text"><text:span text:style-name="Strong_20_Emphasis">int down_killable(structsemaphore*sem);</text:span></text:span></text:p>
      <text:p text:style-name="Preformatted_20_Text"/>
      <text:p text:style-name="P38"><text:span text:style-name="Source_20_Text">/** * down_trylock - try to acquire the semaphore, without waiting * @sem: the semaphore to be acquired * * Try to acquire the semaphore atomically. <text:s/>Returns 0 if the semaphore has * been acquired successfully or 1 if it it cannot be acquired. * */</text:span><text:span text:style-name="Source_20_Text"><text:span text:style-name="Strong_20_Emphasis"> <text:s text:c="3"/></text:span></text:span></text:p>
      <text:p text:style-name="P38"><text:span text:style-name="Source_20_Text"><text:span text:style-name="Strong_20_Emphasis">int down_trylock(structsemaphore*sem);</text:span></text:span></text:p>
      <text:p text:style-name="Preformatted_20_Text"/>
      <text:p text:style-name="P38"><text:span text:style-name="Source_20_Text">/** * down_timeout - acquire the semaphore within a specified time * @sem: the semaphore to be acquired * @timeout: how long to wait before failing * * Attempts to acquire the semaphore. <text:s/>If no more tasks are allowed to * acquire </text:span><text:soft-page-break/><text:span text:style-name="Source_20_Text">the semaphore, calling this function will put the task to sleep. * If the semaphore is not released within the specified number of jiffies, * this function returns -ETIME. <text:s/>It returns 0 if the semaphore was acquired. */</text:span><text:span text:style-name="Source_20_Text"><text:span text:style-name="Strong_20_Emphasis"> <text:s text:c="3"/></text:span></text:span></text:p>
      <text:p text:style-name="P38"><text:span text:style-name="Source_20_Text"><text:span text:style-name="Strong_20_Emphasis">int down_timeout(structsemaphore*sem,longtimeout);</text:span></text:span></text:p>
      <text:p text:style-name="Preformatted_20_Text"/>
      <text:p text:style-name="P41"><text:span text:style-name="Source_20_Text">/** * up - release the semaphore * @sem: the semaphore to release * * Release the semaphore. <text:s/>Unlike mutexes, up() may be called from any * context and even by tasks which have never called down(). */</text:span><text:span text:style-name="Source_20_Text"><text:span text:style-name="Strong_20_Emphasis"> <text:s text:c="3"/></text:span></text:span></text:p>
      <text:p text:style-name="P41"><text:span text:style-name="Source_20_Text"><text:span text:style-name="Strong_20_Emphasis">void up(structsemaphore*sem);</text:span></text:span></text:p>
      <text:p text:style-name="Text_20_body"/>
      <text:h text:style-name="P31" text:outline-level="4">Reader-writer semaphores</text:h>
      <text:p text:style-name="Text_20_body">This interface is an implementation<text:bookmark text:name="id325897797"/> of sleeping reader-writer exclusion, which serves as an alternative for spinning ones. Reader-writer semaphores are represented by <text:span text:style-name="Source_20_Text">struct rw_semaphore</text:span>, declared in the kernel header <text:span text:style-name="Source_20_Text">&lt;linux/rwsem.h&gt;</text:span>:</text:p>
      <text:p text:style-name="P47">This structure is identical to that of a mutex, and is designed to support optimistic spinning with <text:span text:style-name="Source_20_Text">osq</text:span>; it also includes debug support through the kernel's <text:span text:style-name="Emphasis">lockdep</text:span>. <text:span text:style-name="Source_20_Text">Count</text:span> serves as an exclusion counter, which is set to 1, allowing a maximum of one writer to own the lock at a point in time. </text:p>
      <text:p text:style-name="P47">An <text:span text:style-name="Source_20_Text">rw_semaphore</text:span> can be instantiated and initialized statically through <text:span text:style-name="Source_20_Text">DECLARE_RWSEM(name)</text:span>, and alternatively, it can be dynamically initialized through<text:span text:style-name="Source_20_Text">init_rwsem(sem)</text:span>.</text:p>
      <text:p text:style-name="P47">As with the case of rw-spinlocks, this interface too offers distinct routines for lock acquisition in reader and writer paths. Following is a list of interface operations:</text:p>
      <text:p text:style-name="Preformatted_20_Text"><text:span text:style-name="Source_20_Text">/* </text:span><text:span text:style-name="Source_20_Text"><text:span text:style-name="Strong_20_Emphasis">reader interfaces</text:span></text:span><text:span text:style-name="Source_20_Text"> */</text:span></text:p>
      <text:p text:style-name="Preformatted_20_Text"><text:span text:style-name="Source_20_Text"><text:s text:c="3"/>void down_read(struct rw_semaphore*sem);</text:span></text:p>
      <text:p text:style-name="P39"><text:span text:style-name="Source_20_Text">void up_read(struct rw_semaphore*sem);</text:span></text:p>
      <text:p text:style-name="P39"><text:span text:style-name="Source_20_Text"/></text:p>
      <text:p text:style-name="P39"><text:span text:style-name="Source_20_Text">/* trylock for reading -- returns 1 if successful, 0 if contention */</text:span></text:p>
      <text:p text:style-name="P39"><text:span text:style-name="Source_20_Text">int down_read_trylock(struct rw_semaphore*sem);</text:span></text:p>
      <text:p text:style-name="Preformatted_20_Text"><text:span text:style-name="Source_20_Text">void up_read(struct rw_semaphore*sem);</text:span></text:p>
      <text:p text:style-name="Preformatted_20_Text"/>
      <text:p text:style-name="Preformatted_20_Text"><text:span text:style-name="Source_20_Text">/* </text:span><text:span text:style-name="Source_20_Text"><text:span text:style-name="Strong_20_Emphasis">writer Interfaces</text:span></text:span><text:span text:style-name="Source_20_Text"> */</text:span></text:p>
      <text:p text:style-name="Preformatted_20_Text"><text:span text:style-name="Source_20_Text"><text:s text:c="3"/>void down_write(struct rw_semaphore*sem);</text:span></text:p>
      <text:p text:style-name="Preformatted_20_Text"><text:span text:style-name="Source_20_Text">int __must_check down_write_killable(struct rw_semaphore*sem);</text:span></text:p>
      <text:p text:style-name="Preformatted_20_Text"/>
      <text:p text:style-name="Preformatted_20_Text"><text:span text:style-name="Source_20_Text">/* trylock for writing -- returns 1 if successful, 0 if contention */</text:span></text:p>
      <text:p text:style-name="Preformatted_20_Text"><text:span text:style-name="Source_20_Text">int down_write_trylock(struct rw_semaphore*sem); </text:span></text:p>
      <text:p text:style-name="Preformatted_20_Text"><text:span text:style-name="Source_20_Text"><text:s text:c="3"/>void up_write(struct rw_semaphore*sem);/* downgrade write lock to read lock */</text:span></text:p>
      <text:p text:style-name="Preformatted_20_Text"><text:span text:style-name="Source_20_Text"><text:s text:c="3"/>void downgrade_write(struct rw_semaphore*sem);</text:span></text:p>
      <text:p text:style-name="Preformatted_20_Text"/>
      <text:p text:style-name="Preformatted_20_Text"><text:span text:style-name="Source_20_Text">/* check if rw-sem is currently locked */ <text:s/></text:span></text:p>
      <text:p text:style-name="P27"><text:span text:style-name="Source_20_Text"><text:s text:c="3"/>int rwsem_is_locked(struct rw_semaphore*sem);</text:span></text:p>
      <text:p text:style-name="Text_20_body">These operations are implemented in the source file <text:span text:style-name="Source_20_Text">&lt;kernel/locking/rwsem.c&gt;</text:span></text:p>
      <text:p text:style-name="P47"/>
      <text:h text:style-name="P36" text:outline-level="3">Sequence Locks</text:h>
      <text:p text:style-name="P48">sequential lock aims at providing a quick and lock-free access to shared resources. Sequential locks are best when the resource that needs to be protected is small and simple, with write access being quick and non-frequent, as internally sequential locks fall back on the spinlock primitive.</text:p>
      <text:p text:style-name="P48"/>
      <text:p text:style-name="P48">Sequential locks introduce a <text:span text:style-name="T24">special counter that is incremented every time a writer acquires a sequential lock along with a spinlock</text:span>. After the writer completes, it releases the spinlock and increments the counter again and opens the access for other writers. For read, there are two types of readers: sequence readers and locking readers. The <text:span text:style-name="Strong_20_Emphasis">sequence reader</text:span> <text:span text:style-name="T24">checks for the counter</text:span><text:bookmark text:name="id326095380"/><text:span text:style-name="T24"> before it enters the critical section and then checks again at the end of it without blocking any writer</text:span>. If the counter remains the same, it implies that no writer had accessed the section during read, but if there is an increment of the counter at the end of the section, it is an indication that a writer had accessed, which calls for the reader to re-read the critical section for updated data. A <text:span text:style-name="Strong_20_Emphasis">locking reader</text:span>, as the name<text:bookmark text:name="id326095390"/> implies, will get a lock and block other readers and writers when it is in progress; it will also wait when another locking reader or writer is in progress.</text:p>
      <text:p text:style-name="Text_20_body">A sequence lock is represented by the following type:</text:p>
      <text:p text:style-name="P27"><text:span text:style-name="Source_20_Text">typedefstruct{structseqcountseqcount;spinlock_tlock;}seqlock_t;</text:span></text:p>
      <text:p text:style-name="Text_20_body">We can initialize a sequence lock statically using the following macro:</text:p>
      <text:p text:style-name="P42"><text:span text:style-name="Source_20_Text">#define DEFINE_SEQLOCK(x) \</text:span></text:p>
      <text:p text:style-name="P42"><text:span text:style-name="Source_20_Text"><text:s text:c="15"/>seqlock_t x = __SEQLOCK_UNLOCKED(x)</text:span></text:p>
      <text:p text:style-name="Text_20_body">Actual initialization is done using the <text:span text:style-name="Source_20_Text">__SEQLOCK_UNLOCKED(x)</text:span></text:p>
      <text:p text:style-name="P48"/>
      <text:p text:style-name="P48">To dynamically initialize sequence lock, we need to use the <text:span text:style-name="Source_20_Text">seqlock_init</text:span> macro.</text:p>
      <text:p text:style-name="P29">Linux provides many APIs for using sequence<text:bookmark text:name="id326095486"/> locks, which are defined in <text:span text:style-name="Source_20_Text">&lt;/linux/seqlock.h&gt;</text:span></text:p>
      <text:p text:style-name="P48"/>
      <text:h text:style-name="P37" text:outline-level="3">Completion Locks</text:h>
      <text:p text:style-name="P30"><text:span text:style-name="Strong_20_Emphasis">Completion locks</text:span> are an efficient<text:bookmark text:name="id326094821"/> way to achieve<text:bookmark text:name="id326094829"/> code synchronization if you need one or multiple threads of execution to wait for completion of some event, such as waiting for another process to reach a point or state. Completion locks may be preferred over a semaphore for a couple of reasons: multiple threads of execution can wait for a completion, and using <text:span text:style-name="Source_20_Text">complete_all()</text:span>, they can all be released at once. </text:p>
      <text:p text:style-name="P49"/>
      <text:p text:style-name="P49">Completion can be used by including <text:span text:style-name="Source_20_Text">&lt;linux/completion.h&gt;</text:span> and by creating a variable of type <text:span text:style-name="Source_20_Text">struct completion</text:span>, which is an opaque structure for maintaining the state of completion. It uses a FIFO to queue the threads waiting for the completion event:</text:p>
      <text:p text:style-name="P49">Completion basically consists of initializing the completion structure, waiting through any of the variants of <text:span text:style-name="Source_20_Text">wait_for_completion()</text:span> call, and finally signalling the completion through <text:span text:style-name="Source_20_Text">complete()</text:span> or the <text:span text:style-name="Source_20_Text">complete_all()</text:span> call. There are also functions to check the state of completions during its lifetime.</text:p>
      <text:p text:style-name="P49">The following macro<text:bookmark text:name="id326094896"/> can be used for static declaration and initialization of a completion structure:</text:p>
      <text:p text:style-name="P27"><text:span text:style-name="Source_20_Text">#define DECLARE_COMPLETION(work) \ <text:s text:c="6"/>struct completion work = COMPLETION_INITIALIZER(work)</text:span></text:p>
      <text:p text:style-name="Text_20_body">The following inline function will initialize a dynamically created completion structure:</text:p>
      <text:p text:style-name="P43"><text:span text:style-name="Source_20_Text">static inline void init_completion(struct completion* x)</text:span></text:p>
      <text:p text:style-name="P43"><text:span text:style-name="Source_20_Text">{x-&gt;done=0;</text:span></text:p>
      <text:p text:style-name="P43"><text:span text:style-name="Source_20_Text">init_waitqueue_head(&amp;x-&gt;wait);}</text:span></text:p>
      <text:p text:style-name="Text_20_body">The following inline function will be used to reinitialize a completion structure if you need to reuse it. This can be used after <text:span text:style-name="Source_20_Text">complete_all()</text:span>:</text:p>
      <text:p text:style-name="P43"><text:span text:style-name="Source_20_Text">static inline void reinit_completion(struct completion* x)</text:span></text:p>
      <text:p text:style-name="P43"><text:span text:style-name="Source_20_Text">{x-&gt;done=0;}</text:span></text:p>
      <text:p text:style-name="P30">If any thread needs<text:bookmark text:name="id325485370"/> to wait for a task to complete, it will call <text:span text:style-name="Source_20_Text">wait_for_completion()</text:span> on the initialized completion structure. If the <text:span text:style-name="Source_20_Text">wait_for_completion</text:span> operation happens after the call to <text:span text:style-name="Source_20_Text">complete()</text:span> or <text:span text:style-name="Source_20_Text">complete_all()</text:span>, the thread simply continues, as the reason it wanted to wait for has been satisfied; else, it waits till <text:span text:style-name="Source_20_Text">complete()</text:span> is signalled. </text:p>
      <text:p text:style-name="P49"/>
      <text:p text:style-name="P49">The execution thread that wants<text:bookmark text:name="id325485655"/> to signal the completion of the intended task calls <text:span text:style-name="Source_20_Text">complete()</text:span> to a waiting thread so that it can continue. Threads will be awakened in the same order in which they were queued. In the case of multiple waiters, it calls <text:span text:style-name="Source_20_Text">complete_all()</text:span>:</text:p>
      <text:p text:style-name="P49"/>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ato" svg:font-family="Lato, Helvetica, sans-serif"/>
    <style:font-face style:name="Menlo" svg:font-family="Menlo, Monaco, Consolas, 'Courier New', monospace"/>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8T23:32:07.934000000</meta:creation-date>
    <dc:date>2020-07-30T21:45:01.392998853</dc:date>
    <meta:editing-duration>P1DT36M4S</meta:editing-duration>
    <meta:editing-cycles>70</meta:editing-cycles>
    <meta:generator>LibreOffice/6.4.4.2$Linux_X86_64 LibreOffice_project/40$Build-2</meta:generator>
    <meta:document-statistic meta:table-count="2" meta:image-count="0" meta:object-count="0" meta:page-count="15" meta:paragraph-count="234" meta:word-count="3954" meta:character-count="26403" meta:non-whitespace-character-count="22528"/>
  </office:meta>
</office:document-meta>
</file>